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URIResolver.parseDataURI( String hre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ataURIResolver.resolve( String href , String ba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